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a1d00" officeooo:paragraph-rsid="002a1d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text:p>
      <text:p text:style-name="Text_20_body"/>
      <text:p text:style-name="Text_20_body">[#S000101 #F000036 #L000107]; Annegret Amalia Adelig; Sozialkunde; Benommen </text:p>
      <text:p text:style-name="Text_20_body">Die Sozialkunde beschäftigte sich im 10. Schuljahr mit dem Verfassungsaufbau unseres Staates, mit Parteien, Wahlen und der Demokratie in ihren Entwicklungsmöglichkeiten, wobei z.B. Systeme für Volksentscheide oder ein bedingungsloses Grundeinkommen diskutiert wurden. </text:p>
      <text:p text:style-name="Text_20_body">Annegret beteiligte sich dabei meist rege, sehr zuverlässig und sachkundig am Unterrichtsgespräch. Die Parteienvorstellung zur CDU/CSU war bestens vorbereitet und wurde sicher dargestellt, auch für die Darstellung zum Zukunftskonzept der Volksabstimmungen war sie gut eingearbeitet. Insgesamt entsteht so ein ausgesprochen guter Lernerfolg. </text:p>
      <text:p text:style-name="Text_20_body"/>
      <text:p text:style-name="Text_20_body">[#S000101 #F000032 #L000113]; Annegret Amalia Adelig; Religion; Kerzengrad </text:p>
      <text:p text:style-name="Text_20_body">Annegret hat sehr still und aufmerksam am Religionsunterricht der Christengemeinschaft teilgenommen.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de" style:country-asian="DE" style:font-name-complex="Free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de" fo:country="DE" style:font-name-asian="DejaVu Sans" style:font-size-asian="10.5pt" style:language-asian="de" style:country-asian="DE" style:font-name-complex="FreeSans" style:font-size-complex="12pt" style:language-complex="de" style:country-complex="D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family="'Liberation Serif'" style:font-family-generic="roman" fo:font-size="10pt" style:font-name-asian="Liberation Serif1" style:font-family-asian="'Liberation Serif'" style:font-family-generic-asian="roman" style:font-size-asian="10pt" style:font-name-complex="Liberation Serif1" style:font-family-complex="'Liberation Serif'"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4-06T17:50:33.271764389</dc:date>
    <meta:editing-duration>PT1H40M53S</meta:editing-duration>
    <meta:editing-cycles>21</meta:editing-cycles>
    <meta:generator>LibreOffice/7.1.1.2$Linux_X86_64 LibreOffice_project/fe0b08f4af1bacafe4c7ecc87ce55bb426164676</meta:generator>
    <dc:subject>A document for test purposes.</dc:subject>
    <dc:title>Test</dc:title>
    <meta:document-statistic meta:table-count="0" meta:image-count="0" meta:object-count="0" meta:page-count="1" meta:paragraph-count="6" meta:word-count="102" meta:character-count="870" meta:non-whitespace-character-count="769"/>
    <meta:user-defined meta:name="SEX">Herr Frau</meta:user-defined>
    <meta:user-defined meta:name="STREAM">Gym RS HS</meta:user-defined>
    <meta:user-defined meta:name="_SPECIAL_">ÄÖÜ äöü ß €</meta:user-defined>
  </office:meta>
</office:document-meta>
</file>